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9cm" fo:min-width="0.8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1cm" fo:min-width="0.3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41cm" fo:min-width="1.2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1.3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3465a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ea7500" loext:opacity="100%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7" style:family="paragraph">
      <style:paragraph-properties fo:text-align="center"/>
      <style:text-properties fo:color="#ea7500" loext:opacity="100%"/>
    </style:style>
    <style:style style:name="P8" style:family="paragraph">
      <style:paragraph-properties fo:text-align="center"/>
      <style:text-properties fo:color="#ea7500" loext:opacity="100%" fo:font-size="8pt"/>
    </style:style>
    <style:style style:name="P9" style:family="paragraph">
      <style:paragraph-properties fo:text-align="center"/>
      <style:text-properties fo:color="#ea7500" loext:opacity="100%" fo:font-weight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fo:font-weight="normal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901cm" svg:y1="4.109cm" svg:x2="2.901cm" svg:y2="5.109cm">
            <text:p/>
          </draw:line>
          <draw:line draw:style-name="gr1" draw:text-style-name="P1" draw:layer="layout" svg:x1="3.101cm" svg:y1="3.909cm" svg:x2="3.101cm" svg:y2="4.309cm">
            <text:p/>
          </draw:line>
          <draw:line draw:style-name="gr1" draw:text-style-name="P1" draw:layer="layout" svg:x1="3.101cm" svg:y1="4.409cm" svg:x2="3.101cm" svg:y2="4.809cm">
            <text:p/>
          </draw:line>
          <draw:line draw:style-name="gr1" draw:text-style-name="P1" draw:layer="layout" svg:x1="3.101cm" svg:y1="4.909cm" svg:x2="3.101cm" svg:y2="5.309cm">
            <text:p/>
          </draw:line>
          <draw:line draw:style-name="gr1" draw:text-style-name="P1" draw:layer="layout" svg:x1="3.101cm" svg:y1="5.109cm" svg:x2="3.501cm" svg:y2="5.109cm">
            <text:p/>
          </draw:line>
          <draw:line draw:style-name="gr1" draw:text-style-name="P1" draw:layer="layout" svg:x1="3.101cm" svg:y1="4.609cm" svg:x2="3.501cm" svg:y2="4.609cm">
            <text:p/>
          </draw:line>
          <draw:line draw:style-name="gr1" draw:text-style-name="P1" draw:layer="layout" svg:x1="3.501cm" svg:y1="5.609cm" svg:x2="3.501cm" svg:y2="4.609cm">
            <text:p/>
          </draw:line>
          <draw:line draw:style-name="gr1" draw:text-style-name="P1" draw:layer="layout" svg:x1="3.101cm" svg:y1="4.109cm" svg:x2="3.501cm" svg:y2="4.109cm">
            <text:p/>
          </draw:line>
          <draw:line draw:style-name="gr1" draw:text-style-name="P1" draw:layer="layout" svg:x1="3.501cm" svg:y1="4.109cm" svg:x2="3.501cm" svg:y2="3.609cm">
            <text:p/>
          </draw:line>
          <draw:line draw:style-name="gr1" draw:text-style-name="P1" draw:layer="layout" svg:x1="2.501cm" svg:y1="5.109cm" svg:x2="2.901cm" svg:y2="5.109cm">
            <text:p/>
          </draw:line>
          <draw:custom-shape draw:style-name="gr2" draw:text-style-name="P2" draw:layer="layout" svg:width="0.2cm" svg:height="0.2cm" draw:transform="rotate (1.5707963267949) translate (3.201cm 4.70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" draw:text-style-name="P1" draw:layer="layout" svg:x1="7.801cm" svg:y1="4.909cm" svg:x2="7.801cm" svg:y2="4.309cm">
            <text:p/>
          </draw:line>
          <draw:custom-shape draw:style-name="gr3" draw:text-style-name="P3" draw:layer="layout" svg:width="0.2cm" svg:height="0.12cm" svg:x="7.701cm" svg:y="4.549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7.701cm" svg:y1="4.549cm" svg:x2="7.901cm" svg:y2="4.549cm">
            <text:p/>
          </draw:line>
          <draw:line draw:style-name="gr1" draw:text-style-name="P1" draw:layer="layout" svg:x1="7.801cm" svg:y1="4.309cm" svg:x2="7.801cm" svg:y2="4.109cm">
            <text:p/>
          </draw:line>
          <draw:line draw:style-name="gr1" draw:text-style-name="P1" draw:layer="layout" svg:x1="7.801cm" svg:y1="5.109cm" svg:x2="7.801cm" svg:y2="4.909cm">
            <text:p/>
          </draw:line>
          <draw:line draw:style-name="gr1" draw:text-style-name="P1" draw:layer="layout" svg:x1="7.801cm" svg:y1="4.109cm" svg:x2="7.501cm" svg:y2="4.109cm">
            <text:p/>
          </draw:line>
          <draw:g>
            <draw:line draw:style-name="gr1" draw:text-style-name="P1" draw:layer="layout" svg:x1="6.901cm" svg:y1="4.109cm" svg:x2="6.901cm" svg:y2="5.109cm">
              <text:p/>
            </draw:line>
            <draw:line draw:style-name="gr1" draw:text-style-name="P1" draw:layer="layout" svg:x1="7.101cm" svg:y1="3.909cm" svg:x2="7.101cm" svg:y2="4.309cm">
              <text:p/>
            </draw:line>
            <draw:line draw:style-name="gr1" draw:text-style-name="P1" draw:layer="layout" svg:x1="7.101cm" svg:y1="4.409cm" svg:x2="7.101cm" svg:y2="4.809cm">
              <text:p/>
            </draw:line>
            <draw:line draw:style-name="gr1" draw:text-style-name="P1" draw:layer="layout" svg:x1="7.101cm" svg:y1="4.909cm" svg:x2="7.101cm" svg:y2="5.309cm">
              <text:p/>
            </draw:line>
            <draw:line draw:style-name="gr1" draw:text-style-name="P1" draw:layer="layout" svg:x1="7.101cm" svg:y1="5.109cm" svg:x2="7.501cm" svg:y2="5.109cm">
              <text:p/>
            </draw:line>
            <draw:line draw:style-name="gr1" draw:text-style-name="P1" draw:layer="layout" svg:x1="7.101cm" svg:y1="4.609cm" svg:x2="7.501cm" svg:y2="4.609cm">
              <text:p/>
            </draw:line>
            <draw:line draw:style-name="gr1" draw:text-style-name="P1" draw:layer="layout" svg:x1="7.501cm" svg:y1="5.609cm" svg:x2="7.501cm" svg:y2="4.609cm">
              <text:p/>
            </draw:line>
            <draw:line draw:style-name="gr1" draw:text-style-name="P1" draw:layer="layout" svg:x1="7.101cm" svg:y1="4.109cm" svg:x2="7.501cm" svg:y2="4.109cm">
              <text:p/>
            </draw:line>
            <draw:line draw:style-name="gr1" draw:text-style-name="P1" draw:layer="layout" svg:x1="7.501cm" svg:y1="4.109cm" svg:x2="7.501cm" svg:y2="3.609cm">
              <text:p/>
            </draw:line>
            <draw:line draw:style-name="gr1" draw:text-style-name="P1" draw:layer="layout" svg:x1="6.501cm" svg:y1="5.109cm" svg:x2="6.901cm" svg:y2="5.109cm">
              <text:p/>
            </draw:line>
            <draw:custom-shape draw:style-name="gr2" draw:text-style-name="P2" draw:layer="layout" svg:width="0.2cm" svg:height="0.2cm" draw:transform="rotate (1.5707963267949) translate (7.201cm 4.70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1" draw:text-style-name="P1" draw:layer="layout" svg:x1="7.801cm" svg:y1="5.109cm" svg:x2="7.501cm" svg:y2="5.109cm">
            <text:p/>
          </draw:line>
        </draw:g>
        <draw:g>
          <draw:line draw:style-name="gr1" draw:text-style-name="P1" draw:layer="layout" svg:x1="4.901cm" svg:y1="5.109cm" svg:x2="4.901cm" svg:y2="4.109cm">
            <text:p/>
          </draw:line>
          <draw:line draw:style-name="gr1" draw:text-style-name="P1" draw:layer="layout" svg:x1="5.101cm" svg:y1="5.309cm" svg:x2="5.101cm" svg:y2="4.909cm">
            <text:p/>
          </draw:line>
          <draw:line draw:style-name="gr1" draw:text-style-name="P1" draw:layer="layout" svg:x1="5.101cm" svg:y1="4.809cm" svg:x2="5.101cm" svg:y2="4.409cm">
            <text:p/>
          </draw:line>
          <draw:line draw:style-name="gr1" draw:text-style-name="P1" draw:layer="layout" svg:x1="5.101cm" svg:y1="4.309cm" svg:x2="5.101cm" svg:y2="3.909cm">
            <text:p/>
          </draw:line>
          <draw:line draw:style-name="gr1" draw:text-style-name="P1" draw:layer="layout" svg:x1="5.101cm" svg:y1="4.109cm" svg:x2="5.501cm" svg:y2="4.109cm">
            <text:p/>
          </draw:line>
          <draw:line draw:style-name="gr1" draw:text-style-name="P1" draw:layer="layout" svg:x1="5.101cm" svg:y1="4.609cm" svg:x2="5.501cm" svg:y2="4.609cm">
            <text:p/>
          </draw:line>
          <draw:line draw:style-name="gr1" draw:text-style-name="P1" draw:layer="layout" svg:x1="5.501cm" svg:y1="3.609cm" svg:x2="5.501cm" svg:y2="4.609cm">
            <text:p/>
          </draw:line>
          <draw:line draw:style-name="gr1" draw:text-style-name="P1" draw:layer="layout" svg:x1="5.101cm" svg:y1="5.109cm" svg:x2="5.501cm" svg:y2="5.109cm">
            <text:p/>
          </draw:line>
          <draw:line draw:style-name="gr1" draw:text-style-name="P1" draw:layer="layout" svg:x1="5.501cm" svg:y1="5.109cm" svg:x2="5.501cm" svg:y2="5.609cm">
            <text:p/>
          </draw:line>
          <draw:line draw:style-name="gr1" draw:text-style-name="P1" draw:layer="layout" svg:x1="4.501cm" svg:y1="5.109cm" svg:x2="4.901cm" svg:y2="5.109cm">
            <text:p/>
          </draw:line>
          <draw:custom-shape draw:style-name="gr2" draw:text-style-name="P2" draw:layer="layout" svg:width="0.2cm" svg:height="0.2cm" draw:transform="rotate (1.5707963267949) translate (5.201cm 4.70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1" draw:text-style-name="P1" draw:layer="layout" svg:x1="9.801cm" svg:y1="4.909cm" svg:x2="9.801cm" svg:y2="4.309cm">
              <text:p/>
            </draw:line>
            <draw:custom-shape draw:style-name="gr3" draw:text-style-name="P3" draw:layer="layout" svg:width="0.2cm" svg:height="0.12cm" svg:x="9.701cm" svg:y="4.549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" draw:text-style-name="P1" draw:layer="layout" svg:x1="9.701cm" svg:y1="4.549cm" svg:x2="9.901cm" svg:y2="4.549cm">
              <text:p/>
            </draw:line>
            <draw:line draw:style-name="gr1" draw:text-style-name="P1" draw:layer="layout" svg:x1="9.801cm" svg:y1="4.309cm" svg:x2="9.801cm" svg:y2="4.109cm">
              <text:p/>
            </draw:line>
            <draw:line draw:style-name="gr1" draw:text-style-name="P1" draw:layer="layout" svg:x1="9.801cm" svg:y1="5.109cm" svg:x2="9.801cm" svg:y2="4.909cm">
              <text:p/>
            </draw:line>
            <draw:line draw:style-name="gr1" draw:text-style-name="P1" draw:layer="layout" svg:x1="9.801cm" svg:y1="4.109cm" svg:x2="9.501cm" svg:y2="4.109cm">
              <text:p/>
            </draw:line>
            <draw:line draw:style-name="gr1" draw:text-style-name="P1" draw:layer="layout" svg:x1="9.801cm" svg:y1="5.109cm" svg:x2="9.501cm" svg:y2="5.109cm">
              <text:p/>
            </draw:line>
          </draw:g>
          <draw:line draw:style-name="gr1" draw:text-style-name="P1" draw:layer="layout" svg:x1="8.901cm" svg:y1="5.109cm" svg:x2="8.901cm" svg:y2="4.109cm">
            <text:p/>
          </draw:line>
          <draw:line draw:style-name="gr1" draw:text-style-name="P1" draw:layer="layout" svg:x1="9.101cm" svg:y1="5.309cm" svg:x2="9.101cm" svg:y2="4.909cm">
            <text:p/>
          </draw:line>
          <draw:line draw:style-name="gr1" draw:text-style-name="P1" draw:layer="layout" svg:x1="9.101cm" svg:y1="4.809cm" svg:x2="9.101cm" svg:y2="4.409cm">
            <text:p/>
          </draw:line>
          <draw:line draw:style-name="gr1" draw:text-style-name="P1" draw:layer="layout" svg:x1="9.101cm" svg:y1="4.309cm" svg:x2="9.101cm" svg:y2="3.909cm">
            <text:p/>
          </draw:line>
          <draw:line draw:style-name="gr1" draw:text-style-name="P1" draw:layer="layout" svg:x1="9.101cm" svg:y1="4.109cm" svg:x2="9.501cm" svg:y2="4.109cm">
            <text:p/>
          </draw:line>
          <draw:line draw:style-name="gr1" draw:text-style-name="P1" draw:layer="layout" svg:x1="9.101cm" svg:y1="4.609cm" svg:x2="9.501cm" svg:y2="4.609cm">
            <text:p/>
          </draw:line>
          <draw:line draw:style-name="gr1" draw:text-style-name="P1" draw:layer="layout" svg:x1="9.501cm" svg:y1="3.609cm" svg:x2="9.501cm" svg:y2="4.609cm">
            <text:p/>
          </draw:line>
          <draw:line draw:style-name="gr1" draw:text-style-name="P1" draw:layer="layout" svg:x1="9.101cm" svg:y1="5.109cm" svg:x2="9.501cm" svg:y2="5.109cm">
            <text:p/>
          </draw:line>
          <draw:line draw:style-name="gr1" draw:text-style-name="P1" draw:layer="layout" svg:x1="9.501cm" svg:y1="5.109cm" svg:x2="9.501cm" svg:y2="5.609cm">
            <text:p/>
          </draw:line>
          <draw:line draw:style-name="gr1" draw:text-style-name="P1" draw:layer="layout" svg:x1="8.501cm" svg:y1="5.109cm" svg:x2="8.901cm" svg:y2="5.109cm">
            <text:p/>
          </draw:line>
          <draw:custom-shape draw:style-name="gr2" draw:text-style-name="P2" draw:layer="layout" svg:width="0.2cm" svg:height="0.2cm" draw:transform="rotate (1.5707963267949) translate (9.201cm 4.70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9.001cm" svg:y1="1.509cm" svg:x2="9.001cm" svg:y2="2.109cm">
            <text:p/>
          </draw:line>
          <draw:line draw:style-name="gr1" draw:text-style-name="P1" draw:layer="layout" svg:x1="9.001cm" svg:y1="1.609cm" svg:x2="9.501cm" svg:y2="1.309cm">
            <text:p/>
          </draw:line>
          <draw:line draw:style-name="gr1" draw:text-style-name="P1" draw:layer="layout" svg:x1="9.001cm" svg:y1="2.009cm" svg:x2="9.501cm" svg:y2="2.309cm">
            <text:p/>
          </draw:line>
          <draw:line draw:style-name="gr1" draw:text-style-name="P1" draw:layer="layout" svg:x1="8.501cm" svg:y1="1.809cm" svg:x2="9.001cm" svg:y2="1.809cm">
            <text:p/>
          </draw:line>
          <draw:custom-shape draw:style-name="gr5" draw:text-style-name="P4" draw:layer="layout" svg:width="1cm" svg:height="1cm" svg:x="8.701cm" svg:y="1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9.501cm" svg:y1="0.809cm" svg:x2="9.501cm" svg:y2="1.309cm">
            <text:p/>
          </draw:line>
          <draw:line draw:style-name="gr1" draw:text-style-name="P1" draw:layer="layout" svg:x1="9.501cm" svg:y1="2.309cm" svg:x2="9.501cm" svg:y2="2.809cm">
            <text:p/>
          </draw:line>
          <draw:custom-shape draw:style-name="gr2" draw:text-style-name="P2" draw:layer="layout" svg:width="0.2cm" svg:height="0.2cm" draw:transform="rotate (-0.99413954193597) translate (9.272cm 1.3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1" draw:text-style-name="P1" draw:layer="layout" svg:x1="9.801cm" svg:y1="7.809cm" svg:x2="9.801cm" svg:y2="7.209cm">
              <text:p/>
            </draw:line>
            <draw:custom-shape draw:style-name="gr3" draw:text-style-name="P3" draw:layer="layout" svg:width="0.2cm" svg:height="0.12cm" svg:x="9.701cm" svg:y="7.449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" draw:text-style-name="P1" draw:layer="layout" svg:x1="9.701cm" svg:y1="7.449cm" svg:x2="9.901cm" svg:y2="7.449cm">
              <text:p/>
            </draw:line>
            <draw:line draw:style-name="gr1" draw:text-style-name="P1" draw:layer="layout" svg:x1="9.801cm" svg:y1="7.209cm" svg:x2="9.801cm" svg:y2="7.009cm">
              <text:p/>
            </draw:line>
            <draw:line draw:style-name="gr1" draw:text-style-name="P1" draw:layer="layout" svg:x1="9.801cm" svg:y1="8.009cm" svg:x2="9.801cm" svg:y2="7.809cm">
              <text:p/>
            </draw:line>
            <draw:line draw:style-name="gr1" draw:text-style-name="P1" draw:layer="layout" svg:x1="9.801cm" svg:y1="7.009cm" svg:x2="9.501cm" svg:y2="7.009cm">
              <text:p/>
            </draw:line>
            <draw:line draw:style-name="gr1" draw:text-style-name="P1" draw:layer="layout" svg:x1="9.801cm" svg:y1="8.009cm" svg:x2="9.501cm" svg:y2="8.009cm">
              <text:p/>
            </draw:line>
          </draw:g>
          <draw:line draw:style-name="gr1" draw:text-style-name="P1" draw:layer="layout" svg:x1="8.901cm" svg:y1="8.009cm" svg:x2="8.901cm" svg:y2="7.009cm">
            <text:p/>
          </draw:line>
          <draw:line draw:style-name="gr1" draw:text-style-name="P1" draw:layer="layout" svg:x1="9.101cm" svg:y1="8.209cm" svg:x2="9.101cm" svg:y2="6.809cm">
            <text:p/>
          </draw:line>
          <draw:line draw:style-name="gr1" draw:text-style-name="P1" draw:layer="layout" svg:x1="9.101cm" svg:y1="7.009cm" svg:x2="9.501cm" svg:y2="7.009cm">
            <text:p/>
          </draw:line>
          <draw:line draw:style-name="gr1" draw:text-style-name="P1" draw:layer="layout" svg:x1="9.101cm" svg:y1="7.509cm" svg:x2="9.501cm" svg:y2="7.509cm">
            <text:p/>
          </draw:line>
          <draw:line draw:style-name="gr1" draw:text-style-name="P1" draw:layer="layout" svg:x1="9.501cm" svg:y1="6.509cm" svg:x2="9.501cm" svg:y2="7.509cm">
            <text:p/>
          </draw:line>
          <draw:line draw:style-name="gr1" draw:text-style-name="P1" draw:layer="layout" svg:x1="9.101cm" svg:y1="8.009cm" svg:x2="9.501cm" svg:y2="8.009cm">
            <text:p/>
          </draw:line>
          <draw:line draw:style-name="gr1" draw:text-style-name="P1" draw:layer="layout" svg:x1="9.501cm" svg:y1="8.009cm" svg:x2="9.501cm" svg:y2="8.509cm">
            <text:p/>
          </draw:line>
          <draw:line draw:style-name="gr1" draw:text-style-name="P1" draw:layer="layout" svg:x1="8.501cm" svg:y1="8.009cm" svg:x2="8.901cm" svg:y2="8.009cm">
            <text:p/>
          </draw:line>
          <draw:custom-shape draw:style-name="gr2" draw:text-style-name="P2" draw:layer="layout" svg:width="0.2cm" svg:height="0.2cm" draw:transform="rotate (1.5707963267949) translate (9.201cm 7.60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" draw:text-style-name="P1" draw:layer="layout" svg:x1="7.801cm" svg:y1="7.809cm" svg:x2="7.801cm" svg:y2="7.209cm">
            <text:p/>
          </draw:line>
          <draw:custom-shape draw:style-name="gr3" draw:text-style-name="P3" draw:layer="layout" svg:width="0.2cm" svg:height="0.12cm" svg:x="7.701cm" svg:y="7.449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7.701cm" svg:y1="7.449cm" svg:x2="7.901cm" svg:y2="7.449cm">
            <text:p/>
          </draw:line>
          <draw:line draw:style-name="gr1" draw:text-style-name="P1" draw:layer="layout" svg:x1="7.801cm" svg:y1="7.209cm" svg:x2="7.801cm" svg:y2="7.009cm">
            <text:p/>
          </draw:line>
          <draw:line draw:style-name="gr1" draw:text-style-name="P1" draw:layer="layout" svg:x1="7.801cm" svg:y1="8.009cm" svg:x2="7.801cm" svg:y2="7.809cm">
            <text:p/>
          </draw:line>
          <draw:line draw:style-name="gr1" draw:text-style-name="P1" draw:layer="layout" svg:x1="7.801cm" svg:y1="7.009cm" svg:x2="7.501cm" svg:y2="7.009cm">
            <text:p/>
          </draw:line>
          <draw:g>
            <draw:line draw:style-name="gr1" draw:text-style-name="P1" draw:layer="layout" svg:x1="6.901cm" svg:y1="7.009cm" svg:x2="6.901cm" svg:y2="8.009cm">
              <text:p/>
            </draw:line>
            <draw:line draw:style-name="gr1" draw:text-style-name="P1" draw:layer="layout" svg:x1="7.101cm" svg:y1="6.809cm" svg:x2="7.101cm" svg:y2="8.209cm">
              <text:p/>
            </draw:line>
            <draw:line draw:style-name="gr1" draw:text-style-name="P1" draw:layer="layout" svg:x1="7.101cm" svg:y1="8.009cm" svg:x2="7.501cm" svg:y2="8.009cm">
              <text:p/>
            </draw:line>
            <draw:line draw:style-name="gr1" draw:text-style-name="P1" draw:layer="layout" svg:x1="7.101cm" svg:y1="7.509cm" svg:x2="7.501cm" svg:y2="7.509cm">
              <text:p/>
            </draw:line>
            <draw:line draw:style-name="gr1" draw:text-style-name="P1" draw:layer="layout" svg:x1="7.501cm" svg:y1="8.509cm" svg:x2="7.501cm" svg:y2="7.509cm">
              <text:p/>
            </draw:line>
            <draw:line draw:style-name="gr1" draw:text-style-name="P1" draw:layer="layout" svg:x1="7.101cm" svg:y1="7.009cm" svg:x2="7.501cm" svg:y2="7.009cm">
              <text:p/>
            </draw:line>
            <draw:line draw:style-name="gr1" draw:text-style-name="P1" draw:layer="layout" svg:x1="7.501cm" svg:y1="7.009cm" svg:x2="7.501cm" svg:y2="6.509cm">
              <text:p/>
            </draw:line>
            <draw:line draw:style-name="gr1" draw:text-style-name="P1" draw:layer="layout" svg:x1="6.501cm" svg:y1="8.009cm" svg:x2="6.901cm" svg:y2="8.009cm">
              <text:p/>
            </draw:line>
            <draw:custom-shape draw:style-name="gr2" draw:text-style-name="P2" draw:layer="layout" svg:width="0.2cm" svg:height="0.2cm" draw:transform="rotate (1.5707963267949) translate (7.201cm 7.60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1" draw:text-style-name="P1" draw:layer="layout" svg:x1="7.801cm" svg:y1="8.009cm" svg:x2="7.501cm" svg:y2="8.009cm">
            <text:p/>
          </draw:line>
        </draw:g>
        <draw:g>
          <draw:line draw:style-name="gr1" draw:text-style-name="P1" draw:layer="layout" svg:x1="2.901cm" svg:y1="7.009cm" svg:x2="2.901cm" svg:y2="8.009cm">
            <text:p/>
          </draw:line>
          <draw:line draw:style-name="gr1" draw:text-style-name="P1" draw:layer="layout" svg:x1="3.101cm" svg:y1="6.809cm" svg:x2="3.101cm" svg:y2="8.209cm">
            <text:p/>
          </draw:line>
          <draw:line draw:style-name="gr1" draw:text-style-name="P1" draw:layer="layout" svg:x1="3.101cm" svg:y1="8.009cm" svg:x2="3.501cm" svg:y2="8.009cm">
            <text:p/>
          </draw:line>
          <draw:line draw:style-name="gr1" draw:text-style-name="P1" draw:layer="layout" svg:x1="3.501cm" svg:y1="8.509cm" svg:x2="3.501cm" svg:y2="8.009cm">
            <text:p/>
          </draw:line>
          <draw:line draw:style-name="gr1" draw:text-style-name="P1" draw:layer="layout" svg:x1="3.101cm" svg:y1="7.009cm" svg:x2="3.501cm" svg:y2="7.009cm">
            <text:p/>
          </draw:line>
          <draw:line draw:style-name="gr1" draw:text-style-name="P1" draw:layer="layout" svg:x1="3.501cm" svg:y1="7.009cm" svg:x2="3.501cm" svg:y2="6.509cm">
            <text:p/>
          </draw:line>
          <draw:line draw:style-name="gr1" draw:text-style-name="P1" draw:layer="layout" svg:x1="2.501cm" svg:y1="7.509cm" svg:x2="2.901cm" svg:y2="7.509cm">
            <text:p/>
          </draw:line>
          <draw:custom-shape draw:style-name="gr2" draw:text-style-name="P2" draw:layer="layout" svg:width="0.2cm" svg:height="0.2cm" draw:transform="rotate (-1.5707963267949) translate (3.501cm 7.90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" draw:text-style-name="P1" draw:layer="layout" svg:x1="4.901cm" svg:y1="7.009cm" svg:x2="4.901cm" svg:y2="8.009cm">
            <text:p/>
          </draw:line>
          <draw:line draw:style-name="gr1" draw:text-style-name="P1" draw:layer="layout" svg:x1="5.101cm" svg:y1="6.809cm" svg:x2="5.101cm" svg:y2="8.209cm">
            <text:p/>
          </draw:line>
          <draw:line draw:style-name="gr1" draw:text-style-name="P1" draw:layer="layout" svg:x1="5.101cm" svg:y1="8.009cm" svg:x2="5.501cm" svg:y2="8.009cm">
            <text:p/>
          </draw:line>
          <draw:line draw:style-name="gr1" draw:text-style-name="P1" draw:layer="layout" svg:x1="5.501cm" svg:y1="8.509cm" svg:x2="5.501cm" svg:y2="8.009cm">
            <text:p/>
          </draw:line>
          <draw:line draw:style-name="gr1" draw:text-style-name="P1" draw:layer="layout" svg:x1="5.101cm" svg:y1="7.009cm" svg:x2="5.501cm" svg:y2="7.009cm">
            <text:p/>
          </draw:line>
          <draw:line draw:style-name="gr1" draw:text-style-name="P1" draw:layer="layout" svg:x1="5.501cm" svg:y1="7.009cm" svg:x2="5.501cm" svg:y2="6.509cm">
            <text:p/>
          </draw:line>
          <draw:line draw:style-name="gr1" draw:text-style-name="P1" draw:layer="layout" svg:x1="4.501cm" svg:y1="7.509cm" svg:x2="4.901cm" svg:y2="7.509cm">
            <text:p/>
          </draw:line>
          <draw:custom-shape draw:style-name="gr2" draw:text-style-name="P2" draw:layer="layout" svg:width="0.2cm" svg:height="0.2cm" draw:transform="rotate (-1.5707963267949) translate (5.301cm 6.90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7.001cm" svg:y1="1.509cm" svg:x2="7.001cm" svg:y2="2.109cm">
            <text:p/>
          </draw:line>
          <draw:line draw:style-name="gr1" draw:text-style-name="P1" draw:layer="layout" svg:x1="7.001cm" svg:y1="1.609cm" svg:x2="7.501cm" svg:y2="1.309cm">
            <text:p/>
          </draw:line>
          <draw:line draw:style-name="gr1" draw:text-style-name="P1" draw:layer="layout" svg:x1="7.001cm" svg:y1="2.009cm" svg:x2="7.501cm" svg:y2="2.309cm">
            <text:p/>
          </draw:line>
          <draw:line draw:style-name="gr1" draw:text-style-name="P1" draw:layer="layout" svg:x1="6.501cm" svg:y1="1.809cm" svg:x2="7.001cm" svg:y2="1.809cm">
            <text:p/>
          </draw:line>
          <draw:custom-shape draw:style-name="gr5" draw:text-style-name="P4" draw:layer="layout" svg:width="1cm" svg:height="1cm" svg:x="6.701cm" svg:y="1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7.501cm" svg:y1="0.809cm" svg:x2="7.501cm" svg:y2="1.309cm">
            <text:p/>
          </draw:line>
          <draw:line draw:style-name="gr1" draw:text-style-name="P1" draw:layer="layout" svg:x1="7.501cm" svg:y1="2.309cm" svg:x2="7.501cm" svg:y2="2.809cm">
            <text:p/>
          </draw:line>
          <draw:custom-shape draw:style-name="gr2" draw:text-style-name="P2" draw:layer="layout" svg:width="0.2cm" svg:height="0.2cm" draw:transform="rotate (1.03044239037745) translate (7.101cm 2.17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5.001cm" svg:y1="1.509cm" svg:x2="5.001cm" svg:y2="2.109cm">
            <text:p/>
          </draw:line>
          <draw:line draw:style-name="gr1" draw:text-style-name="P1" draw:layer="layout" svg:x1="5.001cm" svg:y1="1.609cm" svg:x2="5.501cm" svg:y2="1.309cm">
            <text:p/>
          </draw:line>
          <draw:line draw:style-name="gr1" draw:text-style-name="P1" draw:layer="layout" svg:x1="5.001cm" svg:y1="2.009cm" svg:x2="5.501cm" svg:y2="2.309cm">
            <text:p/>
          </draw:line>
          <draw:line draw:style-name="gr1" draw:text-style-name="P1" draw:layer="layout" svg:x1="4.501cm" svg:y1="1.809cm" svg:x2="5.001cm" svg:y2="1.809cm">
            <text:p/>
          </draw:line>
          <draw:line draw:style-name="gr1" draw:text-style-name="P1" draw:layer="layout" svg:x1="5.501cm" svg:y1="0.809cm" svg:x2="5.501cm" svg:y2="1.309cm">
            <text:p/>
          </draw:line>
          <draw:line draw:style-name="gr1" draw:text-style-name="P1" draw:layer="layout" svg:x1="5.501cm" svg:y1="2.309cm" svg:x2="5.501cm" svg:y2="2.809cm">
            <text:p/>
          </draw:line>
          <draw:custom-shape draw:style-name="gr2" draw:text-style-name="P2" draw:layer="layout" svg:width="0.2cm" svg:height="0.2cm" draw:transform="rotate (-0.99413954193597) translate (5.278cm 1.31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3.001cm" svg:y1="1.509cm" svg:x2="3.001cm" svg:y2="2.109cm">
              <text:p/>
            </draw:line>
            <draw:line draw:style-name="gr1" draw:text-style-name="P1" draw:layer="layout" svg:x1="3.001cm" svg:y1="1.609cm" svg:x2="3.501cm" svg:y2="1.309cm">
              <text:p/>
            </draw:line>
            <draw:line draw:style-name="gr1" draw:text-style-name="P1" draw:layer="layout" svg:x1="3.001cm" svg:y1="2.009cm" svg:x2="3.501cm" svg:y2="2.309cm">
              <text:p/>
            </draw:line>
            <draw:line draw:style-name="gr1" draw:text-style-name="P1" draw:layer="layout" svg:x1="2.501cm" svg:y1="1.809cm" svg:x2="3.001cm" svg:y2="1.809cm">
              <text:p/>
            </draw:line>
            <draw:line draw:style-name="gr1" draw:text-style-name="P1" draw:layer="layout" svg:x1="3.501cm" svg:y1="0.809cm" svg:x2="3.501cm" svg:y2="1.309cm">
              <text:p/>
            </draw:line>
            <draw:line draw:style-name="gr1" draw:text-style-name="P1" draw:layer="layout" svg:x1="3.501cm" svg:y1="2.309cm" svg:x2="3.501cm" svg:y2="2.809cm">
              <text:p/>
            </draw:line>
            <draw:custom-shape draw:style-name="gr2" draw:text-style-name="P2" draw:layer="layout" svg:width="0.2cm" svg:height="0.2cm" draw:transform="rotate (1.03044239037745) translate (3.127cm 2.181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6" draw:text-style-name="P1" draw:layer="layout" svg:x1="10.501cm" svg:y1="3.109cm" svg:x2="1.501cm" svg:y2="3.109cm">
          <text:p/>
        </draw:line>
        <draw:g>
          <draw:line draw:style-name="gr1" draw:text-style-name="P1" draw:layer="layout" svg:x1="5.101cm" svg:y1="9.709cm" svg:x2="5.101cm" svg:y2="11.109cm">
            <text:p/>
          </draw:line>
          <draw:line draw:style-name="gr1" draw:text-style-name="P1" draw:layer="layout" svg:x1="5.101cm" svg:y1="10.909cm" svg:x2="5.501cm" svg:y2="10.909cm">
            <text:p/>
          </draw:line>
          <draw:line draw:style-name="gr1" draw:text-style-name="P1" draw:layer="layout" svg:x1="5.501cm" svg:y1="11.409cm" svg:x2="5.501cm" svg:y2="10.909cm">
            <text:p/>
          </draw:line>
          <draw:line draw:style-name="gr1" draw:text-style-name="P1" draw:layer="layout" svg:x1="5.101cm" svg:y1="9.909cm" svg:x2="5.501cm" svg:y2="9.909cm">
            <text:p/>
          </draw:line>
          <draw:line draw:style-name="gr1" draw:text-style-name="P1" draw:layer="layout" svg:x1="5.501cm" svg:y1="9.909cm" svg:x2="5.501cm" svg:y2="9.409cm">
            <text:p/>
          </draw:line>
          <draw:line draw:style-name="gr1" draw:text-style-name="P1" draw:layer="layout" svg:x1="4.501cm" svg:y1="10.409cm" svg:x2="5.101cm" svg:y2="10.409cm">
            <text:p/>
          </draw:line>
          <draw:custom-shape draw:style-name="gr2" draw:text-style-name="P2" draw:layer="layout" svg:width="0.2cm" svg:height="0.2cm" draw:transform="rotate (-1.5707963267949) translate (5.001cm 10.30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1.298cm" svg:height="0.569cm" svg:x="0.903cm" svg:y="10.109cm">
          <draw:text-box>
            <text:p text:style-name="P5"><text:span text:style-name="T1">JFETs</text:span></text:p>
          </draw:text-box>
        </draw:frame>
        <draw:frame draw:style-name="gr8" draw:text-style-name="P6" draw:layer="layout" svg:width="0.985cm" svg:height="0.489cm" svg:x="4.901cm" svg:y="9.02cm">
          <draw:text-box>
            <text:p text:style-name="P7"><text:span text:style-name="T2">P-Ch</text:span></text:p>
          </draw:text-box>
        </draw:frame>
        <draw:g>
          <draw:line draw:style-name="gr1" draw:text-style-name="P1" draw:layer="layout" svg:x1="3.101cm" svg:y1="9.709cm" svg:x2="3.101cm" svg:y2="11.109cm">
            <text:p/>
          </draw:line>
          <draw:line draw:style-name="gr1" draw:text-style-name="P1" draw:layer="layout" svg:x1="3.101cm" svg:y1="10.909cm" svg:x2="3.501cm" svg:y2="10.909cm">
            <text:p/>
          </draw:line>
          <draw:line draw:style-name="gr1" draw:text-style-name="P1" draw:layer="layout" svg:x1="3.501cm" svg:y1="11.409cm" svg:x2="3.501cm" svg:y2="10.909cm">
            <text:p/>
          </draw:line>
          <draw:line draw:style-name="gr1" draw:text-style-name="P1" draw:layer="layout" svg:x1="3.101cm" svg:y1="9.909cm" svg:x2="3.501cm" svg:y2="9.909cm">
            <text:p/>
          </draw:line>
          <draw:line draw:style-name="gr1" draw:text-style-name="P1" draw:layer="layout" svg:x1="3.501cm" svg:y1="9.909cm" svg:x2="3.501cm" svg:y2="9.409cm">
            <text:p/>
          </draw:line>
          <draw:line draw:style-name="gr1" draw:text-style-name="P1" draw:layer="layout" svg:x1="2.501cm" svg:y1="10.409cm" svg:x2="3.123cm" svg:y2="10.409cm">
            <text:p/>
          </draw:line>
          <draw:custom-shape draw:style-name="gr2" draw:text-style-name="P2" draw:layer="layout" svg:width="0.2cm" svg:height="0.2cm" draw:transform="rotate (-1.5707963267949) translate (3.001cm 10.30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9" draw:text-style-name="P6" draw:layer="layout" svg:width="0.997cm" svg:height="0.489cm" svg:x="2.901cm" svg:y="9.02cm">
          <draw:text-box>
            <text:p text:style-name="P7"><text:span text:style-name="T2">N-Ch</text:span></text:p>
          </draw:text-box>
        </draw:frame>
        <draw:frame draw:style-name="gr10" draw:text-style-name="P6" draw:layer="layout" svg:width="2.25cm" svg:height="1.205cm" svg:x="0.35cm" svg:y="4cm">
          <draw:text-box>
            <text:p text:style-name="P5"><text:span text:style-name="T1">MOSFETs: </text:span><text:span text:style-name="T1"><text:line-break/></text:span><text:span text:style-name="T1">Enhancement</text:span></text:p>
            <text:p text:style-name="P5"><text:span text:style-name="T1">Mode</text:span></text:p>
          </draw:text-box>
        </draw:frame>
        <draw:frame draw:style-name="gr11" draw:text-style-name="P6" draw:layer="layout" svg:width="1.882cm" svg:height="1.205cm" svg:x="0.519cm" svg:y="6.904cm">
          <draw:text-box>
            <text:p text:style-name="P8"><text:span text:style-name="T3">MOSFETs:</text:span><text:span text:style-name="T3"><text:line-break/></text:span><text:span text:style-name="T3">Depletion</text:span></text:p>
            <text:p text:style-name="P8"><text:span text:style-name="T3">Mode</text:span></text:p>
          </draw:text-box>
        </draw:frame>
        <draw:frame draw:style-name="gr9" draw:text-style-name="P6" draw:layer="layout" svg:width="0.997cm" svg:height="0.489cm" svg:x="2.904cm" svg:y="3.209cm">
          <draw:text-box>
            <text:p text:style-name="P7"><text:span text:style-name="T2">N-Ch</text:span></text:p>
          </draw:text-box>
        </draw:frame>
        <draw:frame draw:style-name="gr12" draw:text-style-name="P6" draw:layer="layout" svg:width="2.242cm" svg:height="0.489cm" svg:x="6.158cm" svg:y="3.211cm">
          <draw:text-box>
            <text:p text:style-name="P7"><text:span text:style-name="T2">N-Ch (body diode)</text:span></text:p>
          </draw:text-box>
        </draw:frame>
        <draw:frame draw:style-name="gr13" draw:text-style-name="P6" draw:layer="layout" svg:width="2.229cm" svg:height="0.489cm" svg:x="8.271cm" svg:y="3.2cm">
          <draw:text-box>
            <text:p text:style-name="P7"><text:span text:style-name="T2">P-Ch (body diode)</text:span></text:p>
          </draw:text-box>
        </draw:frame>
        <draw:frame draw:style-name="gr14" draw:text-style-name="P6" draw:layer="layout" svg:width="0.985cm" svg:height="0.491cm" svg:x="4.916cm" svg:y="3.209cm">
          <draw:text-box>
            <text:p text:style-name="P7"><text:span text:style-name="T2">P-Ch</text:span></text:p>
          </draw:text-box>
        </draw:frame>
        <draw:frame draw:style-name="gr9" draw:text-style-name="P6" draw:layer="layout" svg:width="0.997cm" svg:height="0.489cm" svg:x="2.901cm" svg:y="6.12cm">
          <draw:text-box>
            <text:p text:style-name="P7"><text:span text:style-name="T2">N-Ch</text:span></text:p>
          </draw:text-box>
        </draw:frame>
        <draw:frame draw:style-name="gr8" draw:text-style-name="P6" draw:layer="layout" svg:width="0.985cm" svg:height="0.489cm" svg:x="4.901cm" svg:y="6.12cm">
          <draw:text-box>
            <text:p text:style-name="P7"><text:span text:style-name="T2">P-Ch</text:span></text:p>
          </draw:text-box>
        </draw:frame>
        <draw:frame draw:style-name="gr15" draw:text-style-name="P6" draw:layer="layout" svg:width="2.242cm" svg:height="0.489cm" svg:x="6.2cm" svg:y="6.1cm">
          <draw:text-box>
            <text:p text:style-name="P7"><text:span text:style-name="T2">N-Ch (body diode)</text:span></text:p>
          </draw:text-box>
        </draw:frame>
        <draw:frame draw:style-name="gr16" draw:text-style-name="P6" draw:layer="layout" svg:width="2.229cm" svg:height="0.489cm" svg:x="8.3cm" svg:y="6.1cm">
          <draw:text-box>
            <text:p text:style-name="P7"><text:span text:style-name="T2">P-Ch (body diode)</text:span></text:p>
          </draw:text-box>
        </draw:frame>
        <draw:frame draw:style-name="gr9" draw:text-style-name="P6" draw:layer="layout" svg:width="0.947cm" svg:height="0.489cm" svg:x="2.901cm" svg:y="0.42cm">
          <draw:text-box>
            <text:p text:style-name="P7"><text:span text:style-name="T2">NPN</text:span></text:p>
          </draw:text-box>
        </draw:frame>
        <draw:frame draw:style-name="gr17" draw:text-style-name="P6" draw:layer="layout" svg:width="0.934cm" svg:height="0.5cm" svg:x="4.954cm" svg:y="0.409cm">
          <draw:text-box>
            <text:p text:style-name="P7"><text:span text:style-name="T2">PNP</text:span></text:p>
          </draw:text-box>
        </draw:frame>
        <draw:frame draw:style-name="gr17" draw:text-style-name="P6" draw:layer="layout" svg:width="2.064cm" svg:height="0.5cm" svg:x="8.301cm" svg:y="0.409cm">
          <draw:text-box>
            <text:p text:style-name="P7"><text:span text:style-name="T2">PNP (with circle)</text:span></text:p>
          </draw:text-box>
        </draw:frame>
        <draw:frame draw:style-name="gr9" draw:text-style-name="P6" draw:layer="layout" svg:width="2.081cm" svg:height="0.489cm" svg:x="6.201cm" svg:y="0.42cm">
          <draw:text-box>
            <text:p text:style-name="P7"><text:span text:style-name="T2">NPN (with circle)</text:span></text:p>
          </draw:text-box>
        </draw:frame>
        <draw:frame draw:style-name="gr18" draw:text-style-name="P10" draw:layer="layout" svg:width="1.124cm" svg:height="0.569cm" svg:x="0.877cm" svg:y="1.509cm">
          <draw:text-box>
            <text:p text:style-name="P9"><text:span text:style-name="T1">BJTs</text:span></text:p>
          </draw:text-box>
        </draw:frame>
        <draw:line draw:style-name="gr6" draw:text-style-name="P1" draw:layer="layout" svg:x1="10.501cm" svg:y1="5.909cm" svg:x2="1.501cm" svg:y2="5.909cm">
          <text:p/>
        </draw:line>
        <draw:line draw:style-name="gr6" draw:text-style-name="P1" draw:layer="layout" svg:x1="10.501cm" svg:y1="8.809cm" svg:x2="1.501cm" svg:y2="8.80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31T20:08:14.833000000</meta:creation-date>
    <dc:date>2021-08-31T20:12:08.002000000</dc:date>
    <meta:editing-duration>PT3M51S</meta:editing-duration>
    <meta:editing-cycles>5</meta:editing-cycles>
    <meta:generator>LibreOffice/7.1.4.2$Windows_X86_64 LibreOffice_project/a529a4fab45b75fefc5b6226684193eb000654f6</meta:generator>
    <meta:document-statistic meta:object-count="190"/>
  </office:meta>
</office:document-meta>
</file>